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Console" svg:font-family="'Lucida Console'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5.822cm"/>
    </style:style>
    <style:style style:name="co6" style:family="table-column">
      <style:table-column-properties fo:break-before="auto" style:column-width="6.997cm"/>
    </style:style>
    <style:style style:name="ro3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Excel_20_Built-in_20_Normal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Excel_20_Built-in_20_Normal">
      <style:text-properties fo:font-weight="bold" style:font-weight-asian="bold" style:font-weight-complex="bold"/>
    </style:style>
    <style:style style:name="ce4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Lucida Console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5" table:number-columns-repeated="1020" table:default-cell-style-name="Excel_20_Built-in_20_Normal"/>
        <table:table-row table:style-name="ro2">
          <table:table-cell table:style-name="ce1" office:value-type="string">
            <text:p>DarkIrrlicht – Irrlicht for Dark Basic Pro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table:style-name="ce2" office:value-type="string">
            <text:p>SCENE function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style-name="ce3" office:value-type="string">
            <text:p>return value</text:p>
          </table:table-cell>
          <table:table-cell table:style-name="ce3"/>
          <table:table-cell table:style-name="ce3" office:value-type="string">
            <text:p>DLL Function</text:p>
          </table:table-cell>
          <table:table-cell table:style-name="ce5" office:value-type="string">
            <text:p>DBP function</text:p>
          </table:table-cell>
          <table:table-cell table:style-name="ce3" table:number-columns-repeated="1020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office:value-type="string">
            <text:p>amesh</text:p>
          </table:table-cell>
          <table:table-cell office:value-type="string">
            <text:p>=</text:p>
          </table:table-cell>
          <table:table-cell office:value-type="string">
            <text:p>irrsc_getmesh(name$)</text:p>
          </table:table-cell>
          <table:table-cell table:style-name="Default" office:value-type="string">
            <text:p>ISCN GET MESH()</text:p>
          </table:table-cell>
          <table:table-cell table:number-columns-repeated="1020"/>
        </table:table-row>
        <table:table-row table:style-name="ro3">
          <table:table-cell office:value-type="string">
            <text:p>amesh_node</text:p>
          </table:table-cell>
          <table:table-cell office:value-type="string">
            <text:p>=</text:p>
          </table:table-cell>
          <table:table-cell office:value-type="string">
            <text:p>irrsc_addcubescenenode(parent,size#)</text:p>
          </table:table-cell>
          <table:table-cell office:value-type="string">
            <text:p>ISCN ADD CUBE NODE()</text:p>
          </table:table-cell>
          <table:table-cell table:number-columns-repeated="1020"/>
        </table:table-row>
        <table:table-row table:style-name="ro3">
          <table:table-cell office:value-type="string">
            <text:p>amesh_node</text:p>
          </table:table-cell>
          <table:table-cell office:value-type="string">
            <text:p>=</text:p>
          </table:table-cell>
          <table:table-cell office:value-type="string">
            <text:p>irrsc_addspherescenenode(parent,radius#,polycount)</text:p>
          </table:table-cell>
          <table:table-cell office:value-type="string">
            <text:p>ISCN ADD SPHERE NODE()</text:p>
          </table:table-cell>
          <table:table-cell table:number-columns-repeated="1020"/>
        </table:table-row>
        <table:table-row table:style-name="ro3">
          <table:table-cell office:value-type="string">
            <text:p>amesh_node</text:p>
          </table:table-cell>
          <table:table-cell office:value-type="string">
            <text:p>=</text:p>
          </table:table-cell>
          <table:table-cell office:value-type="string">
            <text:p>irrsc_addanimatedmeshscenenode(parent,mesh)</text:p>
          </table:table-cell>
          <table:table-cell office:value-type="string">
            <text:p>ISCN ADD ANIM MESH NODE()</text:p>
          </table:table-cell>
          <table:table-cell table:number-columns-repeated="1020"/>
        </table:table-row>
        <table:table-row table:style-name="ro3">
          <table:table-cell office:value-type="string">
            <text:p>mesh_node</text:p>
          </table:table-cell>
          <table:table-cell office:value-type="string">
            <text:p>=</text:p>
          </table:table-cell>
          <table:table-cell office:value-type="string">
            <text:p>irrsc_addmeshscenenode(parent,mesh)</text:p>
          </table:table-cell>
          <table:table-cell office:value-type="string">
            <text:p>ISCN ADD MESH NODE()</text:p>
          </table:table-cell>
          <table:table-cell table:number-columns-repeated="1020"/>
        </table:table-row>
        <table:table-row table:style-name="ro3">
          <table:table-cell office:value-type="string">
            <text:p>amesh_node</text:p>
          </table:table-cell>
          <table:table-cell office:value-type="string">
            <text:p>=</text:p>
          </table:table-cell>
          <table:table-cell office:value-type="string">
            <text:p>irrsc_addwatersurfacescenenode(parent,mesh,waveheight#,wavespeed#,wavelength#)</text:p>
          </table:table-cell>
          <table:table-cell office:value-type="string">
            <text:p>ISCN ADD WATER SURFACE NODE()</text:p>
          </table:table-cell>
          <table:table-cell table:number-columns-repeated="1020"/>
        </table:table-row>
        <table:table-row table:style-name="ro3">
          <table:table-cell office:value-type="string">
            <text:p>cam_node</text:p>
          </table:table-cell>
          <table:table-cell office:value-type="string">
            <text:p>=</text:p>
          </table:table-cell>
          <table:table-cell office:value-type="string">
            <text:p>irrsc_addcamerascenenode(parent)</text:p>
          </table:table-cell>
          <table:table-cell office:value-type="string">
            <text:p>ISCN ADD CAMERA NODE()</text:p>
          </table:table-cell>
          <table:table-cell table:number-columns-repeated="1020"/>
        </table:table-row>
        <table:table-row table:style-name="ro3">
          <table:table-cell office:value-type="string">
            <text:p>light_node</text:p>
          </table:table-cell>
          <table:table-cell office:value-type="string">
            <text:p>=</text:p>
          </table:table-cell>
          <table:table-cell office:value-type="string">
            <text:p>irrsc_addlightscenenode(parent)</text:p>
          </table:table-cell>
          <table:table-cell office:value-type="string">
            <text:p>ISCN ADD LIGHT NODE()</text:p>
          </table:table-cell>
          <table:table-cell table:number-columns-repeated="1020"/>
        </table:table-row>
        <table:table-row table:style-name="ro3">
          <table:table-cell office:value-type="string">
            <text:p>bmesh_node</text:p>
          </table:table-cell>
          <table:table-cell office:value-type="string">
            <text:p>=</text:p>
          </table:table-cell>
          <table:table-cell office:value-type="string">
            <text:p>irrsc_addbillboardscenenode(parent)</text:p>
          </table:table-cell>
          <table:table-cell office:value-type="string">
            <text:p>ISCN ADD BILLBOARD NODE()</text:p>
          </table:table-cell>
          <table:table-cell table:number-columns-repeated="1020"/>
        </table:table-row>
        <table:table-row table:style-name="ro3">
          <table:table-cell office:value-type="string">
            <text:p>node</text:p>
          </table:table-cell>
          <table:table-cell office:value-type="string">
            <text:p>=</text:p>
          </table:table-cell>
          <table:table-cell office:value-type="string">
            <text:p>irrsc_addskyboxscenenode(parent,top,bottom,left,right,front,back)</text:p>
          </table:table-cell>
          <table:table-cell table:style-name="Default" office:value-type="string">
            <text:p>ISCN ADD SKYBOX NODE()</text:p>
          </table:table-cell>
          <table:table-cell table:number-columns-repeated="1020"/>
        </table:table-row>
        <table:table-row table:style-name="ro3">
          <table:table-cell office:value-type="string">
            <text:p>node</text:p>
          </table:table-cell>
          <table:table-cell office:value-type="string">
            <text:p>=</text:p>
          </table:table-cell>
          <table:table-cell office:value-type="string">
            <text:p>irrsc_addskydomescenenode(parent,texture,horires,vertres,tperc#,sprperc#,radius#)</text:p>
          </table:table-cell>
          <table:table-cell table:style-name="Default" office:value-type="string">
            <text:p>ISCN ADD SKYDOME NODE()</text:p>
          </table:table-cell>
          <table:table-cell table:number-columns-repeated="1020"/>
        </table:table-row>
        <table:table-row table:style-name="ro3">
          <table:table-cell office:value-type="string">
            <text:p>psys_node</text:p>
          </table:table-cell>
          <table:table-cell office:value-type="string">
            <text:p>=</text:p>
          </table:table-cell>
          <table:table-cell office:value-type="string">
            <text:p>irrsc_addparticlesystemscenenode(parent,default)</text:p>
          </table:table-cell>
          <table:table-cell office:value-type="string">
            <text:p>ISCN ADD PARTICLE NODE()</text:p>
          </table:table-cell>
          <table:table-cell table:number-columns-repeated="1020"/>
        </table:table-row>
        <table:table-row table:style-name="ro3">
          <table:table-cell office:value-type="string">
            <text:p>terr_node</text:p>
          </table:table-cell>
          <table:table-cell office:value-type="string">
            <text:p>=</text:p>
          </table:table-cell>
          <table:table-cell office:value-type="string">
            <text:p>irrsc_addterrainscenenode(parent,heightmap$)</text:p>
          </table:table-cell>
          <table:table-cell office:value-type="string">
            <text:p>ISCN ADD TERRAIN NODE()</text:p>
          </table:table-cell>
          <table:table-cell table:number-columns-repeated="1020"/>
        </table:table-row>
        <table:table-row table:style-name="ro3">
          <table:table-cell office:value-type="string">
            <text:p>node</text:p>
          </table:table-cell>
          <table:table-cell office:value-type="string">
            <text:p>=</text:p>
          </table:table-cell>
          <table:table-cell office:value-type="string">
            <text:p>irrsc_addemptyscenenode(parent)</text:p>
          </table:table-cell>
          <table:table-cell table:style-name="Default" office:value-type="string">
            <text:p>ISCN ADD EMPTY NODE()</text:p>
          </table:table-cell>
          <table:table-cell table:number-columns-repeated="1020"/>
        </table:table-row>
        <table:table-row table:style-name="ro3">
          <table:table-cell office:value-type="string">
            <text:p>dtran_node</text:p>
          </table:table-cell>
          <table:table-cell office:value-type="string">
            <text:p>=</text:p>
          </table:table-cell>
          <table:table-cell office:value-type="string">
            <text:p>irrsc_adddummytransformationscenenode(parent)</text:p>
          </table:table-cell>
          <table:table-cell office:value-type="string">
            <text:p>ISCN ADD DUMMY TRANSFORM NODE()</text:p>
          </table:table-cell>
          <table:table-cell table:number-columns-repeated="1020"/>
        </table:table-row>
        <table:table-row table:style-name="ro3">
          <table:table-cell office:value-type="string">
            <text:p>text_node</text:p>
          </table:table-cell>
          <table:table-cell office:value-type="string">
            <text:p>=</text:p>
          </table:table-cell>
          <table:table-cell office:value-type="string">
            <text:p>irrsc_addtextscenenode(parent,font,text$,color)</text:p>
          </table:table-cell>
          <table:table-cell office:value-type="string">
            <text:p>ISCN ADD TEXT NODE()</text:p>
          </table:table-cell>
          <table:table-cell table:number-columns-repeated="1020"/>
        </table:table-row>
        <table:table-row table:style-name="ro3">
          <table:table-cell office:value-type="string">
            <text:p>btmesh_node</text:p>
          </table:table-cell>
          <table:table-cell office:value-type="string">
            <text:p>=</text:p>
          </table:table-cell>
          <table:table-cell office:value-type="string">
            <text:p>irrsc_addbillboardtextscenenode(parent,font,text$)</text:p>
          </table:table-cell>
          <table:table-cell office:value-type="string">
            <text:p>ISCN ADD BILLBOARD TEXT NODE()</text:p>
          </table:table-cell>
          <table:table-cell table:number-columns-repeated="1020"/>
        </table:table-row>
        <table:table-row table:style-name="ro3">
          <table:table-cell office:value-type="string">
            <text:p>amesh</text:p>
          </table:table-cell>
          <table:table-cell office:value-type="string">
            <text:p>=</text:p>
          </table:table-cell>
          <table:table-cell office:value-type="string">
            <text:p>irrsc_addterrainmesh(name$,itexture,iheightmap)</text:p>
          </table:table-cell>
          <table:table-cell table:style-name="Default" office:value-type="string">
            <text:p>ISCN GET TERRAIN MESH()</text:p>
          </table:table-cell>
          <table:table-cell table:number-columns-repeated="1020"/>
        </table:table-row>
        <table:table-row table:style-name="ro3">
          <table:table-cell office:value-type="string">
            <text:p>amesh</text:p>
          </table:table-cell>
          <table:table-cell office:value-type="string">
            <text:p>=</text:p>
          </table:table-cell>
          <table:table-cell office:value-type="string">
            <text:p>irrsc_addspheremesh(name$,radius#,xcount,ycount)</text:p>
          </table:table-cell>
          <table:table-cell table:style-name="Default" office:value-type="string">
            <text:p>ISCN GET SPHERE MESH()</text:p>
          </table:table-cell>
          <table:table-cell table:number-columns-repeated="1020"/>
        </table:table-row>
        <table:table-row table:style-name="ro3">
          <table:table-cell office:value-type="string">
            <text:p>amesh</text:p>
          </table:table-cell>
          <table:table-cell office:value-type="string">
            <text:p>=</text:p>
          </table:table-cell>
          <table:table-cell office:value-type="string">
            <text:p>irrsc_addvolumelightmesh(name$,subdivu,subdivv,footcolor,tailcolor)</text:p>
          </table:table-cell>
          <table:table-cell table:style-name="Default" office:value-type="string">
            <text:p>ISCN GET VOLUME LIGHT MESH()</text:p>
          </table:table-cell>
          <table:table-cell table:number-columns-repeated="1020"/>
        </table:table-row>
        <table:table-row table:style-name="ro3">
          <table:table-cell office:value-type="string">
            <text:p>node</text:p>
          </table:table-cell>
          <table:table-cell office:value-type="string">
            <text:p>=</text:p>
          </table:table-cell>
          <table:table-cell office:value-type="string">
            <text:p>irrsc_getrootscenenode()</text:p>
          </table:table-cell>
          <table:table-cell table:style-name="Default" office:value-type="string">
            <text:p>ISCN GET ROOT NODE()</text:p>
          </table:table-cell>
          <table:table-cell table:number-columns-repeated="1020"/>
        </table:table-row>
        <table:table-row table:style-name="ro3">
          <table:table-cell office:value-type="string">
            <text:p>node</text:p>
          </table:table-cell>
          <table:table-cell office:value-type="string">
            <text:p>=</text:p>
          </table:table-cell>
          <table:table-cell office:value-type="string">
            <text:p>irrsc_getscenenodefromid(id,startnode)</text:p>
          </table:table-cell>
          <table:table-cell table:style-name="Default" office:value-type="string">
            <text:p>ISCN GET ID NODE() </text:p>
          </table:table-cell>
          <table:table-cell table:number-columns-repeated="1020"/>
        </table:table-row>
        <table:table-row table:style-name="ro3">
          <table:table-cell office:value-type="string">
            <text:p>node</text:p>
          </table:table-cell>
          <table:table-cell office:value-type="string">
            <text:p>=</text:p>
          </table:table-cell>
          <table:table-cell office:value-type="string">
            <text:p>irrsc_getscenenodefromname(name$,startnode)</text:p>
          </table:table-cell>
          <table:table-cell table:style-name="Default" office:value-type="string">
            <text:p>ISCN GET NAME NODE()</text:p>
          </table:table-cell>
          <table:table-cell table:number-columns-repeated="1020"/>
        </table:table-row>
        <table:table-row table:style-name="ro3">
          <table:table-cell office:value-type="string">
            <text:p>cam_node</text:p>
          </table:table-cell>
          <table:table-cell office:value-type="string">
            <text:p>=</text:p>
          </table:table-cell>
          <table:table-cell office:value-type="string">
            <text:p>irrsc_getactivecamera()</text:p>
          </table:table-cell>
          <table:table-cell office:value-type="string">
            <text:p>ISCN GET CAMERA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sc_setactivecamera(cam_node)</text:p>
          </table:table-cell>
          <table:table-cell office:value-type="string">
            <text:p>ISCN SET CAMERA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sc_setshadowcolor(color)</text:p>
          </table:table-cell>
          <table:table-cell office:value-type="string">
            <text:p>ISCN SET SHADOW COLOR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color</text:p>
          </table:table-cell>
          <table:table-cell office:value-type="string">
            <text:p>=</text:p>
          </table:table-cell>
          <table:table-cell office:value-type="string">
            <text:p>irrsc_getshadowcolor()</text:p>
          </table:table-cell>
          <table:table-cell table:style-name="Default" office:value-type="string">
            <text:p>ISCN GET SHADOW COLOR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sc_drawall()</text:p>
          </table:table-cell>
          <table:table-cell table:style-name="Default" office:value-type="string">
            <text:p>ISCN DRAW ALL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sc_clear()</text:p>
          </table:table-cell>
          <table:table-cell table:style-name="Default" office:value-type="string">
            <text:p>ISCN CLEAR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node</text:p>
          </table:table-cell>
          <table:table-cell office:value-type="string">
            <text:p>=</text:p>
          </table:table-cell>
          <table:table-cell office:value-type="string">
            <text:p>irrsc_addscenenode(parent,name$)</text:p>
          </table:table-cell>
          <table:table-cell table:style-name="Default" office:value-type="string">
            <text:p>ISCN ADD NODE()</text:p>
          </table:table-cell>
          <table:table-cell table:number-columns-repeated="1020"/>
        </table:table-row>
        <table:table-row table:style-name="ro3">
          <table:table-cell office:value-type="string">
            <text:p>smgr</text:p>
          </table:table-cell>
          <table:table-cell office:value-type="string">
            <text:p>=</text:p>
          </table:table-cell>
          <table:table-cell office:value-type="string">
            <text:p>irrsc_createnewscenemanager(clonecontent)</text:p>
          </table:table-cell>
          <table:table-cell table:style-name="Default" office:value-type="string">
            <text:p>ISCN CREATE NEW SCENE()</text:p>
          </table:table-cell>
          <table:table-cell table:number-columns-repeated="1020"/>
        </table:table-row>
        <table:table-row table:style-name="ro3">
          <table:table-cell office:value-type="string">
            <text:p>flag</text:p>
          </table:table-cell>
          <table:table-cell office:value-type="string">
            <text:p>=</text:p>
          </table:table-cell>
          <table:table-cell office:value-type="string">
            <text:p>irr_isculled(node)</text:p>
          </table:table-cell>
          <table:table-cell table:style-name="Default" office:value-type="string">
            <text:p>ISCN IS CULLED()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2" office:value-type="string">
            <text:p>DEVICE function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office:value-type="string">
            <text:p>flag</text:p>
          </table:table-cell>
          <table:table-cell office:value-type="string">
            <text:p>=</text:p>
          </table:table-cell>
          <table:table-cell office:value-type="string">
            <text:p>irrde_run()</text:p>
          </table:table-cell>
          <table:table-cell table:style-name="Default" office:value-type="string">
            <text:p>IDEV RUN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de_yeild()</text:p>
          </table:table-cell>
          <table:table-cell table:style-name="Default" office:value-type="string">
            <text:p>IDEV YEILD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de_setwindowcaption(caption$)</text:p>
          </table:table-cell>
          <table:table-cell table:style-name="Default" office:value-type="string">
            <text:p>IDEV SET WINDOW CAPTION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lag</text:p>
          </table:table-cell>
          <table:table-cell office:value-type="string">
            <text:p>=</text:p>
          </table:table-cell>
          <table:table-cell office:value-type="string">
            <text:p>irrde_iswindowactive()</text:p>
          </table:table-cell>
          <table:table-cell table:style-name="Default" office:value-type="string">
            <text:p>IDEV IS WINDOW ACTIVE()</text:p>
          </table:table-cell>
          <table:table-cell table:number-columns-repeated="1020"/>
        </table:table-row>
        <table:table-row table:style-name="ro3">
          <table:table-cell office:value-type="string">
            <text:p>flag</text:p>
          </table:table-cell>
          <table:table-cell office:value-type="string">
            <text:p>=</text:p>
          </table:table-cell>
          <table:table-cell office:value-type="string">
            <text:p>irrde_iswindowfocused()</text:p>
          </table:table-cell>
          <table:table-cell table:style-name="Default" office:value-type="string">
            <text:p>IDEV IS WINDOW FOCUSED()</text:p>
          </table:table-cell>
          <table:table-cell table:number-columns-repeated="1020"/>
        </table:table-row>
        <table:table-row table:style-name="ro3">
          <table:table-cell office:value-type="string">
            <text:p>flag</text:p>
          </table:table-cell>
          <table:table-cell office:value-type="string">
            <text:p>=</text:p>
          </table:table-cell>
          <table:table-cell office:value-type="string">
            <text:p>irrde_iswindowminimized()</text:p>
          </table:table-cell>
          <table:table-cell table:style-name="Default" office:value-type="string">
            <text:p>IDEV IS WINDOW MINIMIZED()</text:p>
          </table:table-cell>
          <table:table-cell table:number-columns-repeated="1020"/>
        </table:table-row>
        <table:table-row table:style-name="ro3">
          <table:table-cell office:value-type="string">
            <text:p>flag</text:p>
          </table:table-cell>
          <table:table-cell office:value-type="string">
            <text:p>=</text:p>
          </table:table-cell>
          <table:table-cell office:value-type="string">
            <text:p>irrde_isfullscreen()</text:p>
          </table:table-cell>
          <table:table-cell table:style-name="Default" office:value-type="string">
            <text:p>IDEV IS FULL SCREEN()</text:p>
          </table:table-cell>
          <table:table-cell table:number-columns-repeated="1020"/>
        </table:table-row>
        <table:table-row table:style-name="ro3">
          <table:table-cell office:value-type="string">
            <text:p>format</text:p>
          </table:table-cell>
          <table:table-cell office:value-type="string">
            <text:p>=</text:p>
          </table:table-cell>
          <table:table-cell office:value-type="string">
            <text:p>irrde_getcolorformat()</text:p>
          </table:table-cell>
          <table:table-cell table:style-name="Default" office:value-type="string">
            <text:p>IDEV GET COLOR FORMAT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de_closedevice()</text:p>
          </table:table-cell>
          <table:table-cell office:value-type="string">
            <text:p>IDEV CLOSE DEVICE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de_setresizable(int resize)</text:p>
          </table:table-cell>
          <table:table-cell office:value-type="string">
            <text:p>IDEV SET RESIZEABLE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de_minimizewindow()</text:p>
          </table:table-cell>
          <table:table-cell office:value-type="string">
            <text:p>IDEV MINIMIZE WINDOW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de_maximizewindow()</text:p>
          </table:table-cell>
          <table:table-cell table:style-name="Default" office:value-type="string">
            <text:p>IDEV MAXIMIZE WINDOW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de_restorewindow()</text:p>
          </table:table-cell>
          <table:table-cell office:value-type="string">
            <text:p>IDEV RESTORE WINDOW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de_clearsystemmessages()</text:p>
          </table:table-cell>
          <table:table-cell office:value-type="string">
            <text:p>IDEV CLEAR SYS MESSAGES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>
            <text:p>MESH function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irrmesh_setmesh(mesh_node,mesh)</text:p>
          </table:table-cell>
          <table:table-cell office:value-type="string">
            <text:p>IMESH SET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mesh</text:p>
          </table:table-cell>
          <table:table-cell office:value-type="string">
            <text:p>=</text:p>
          </table:table-cell>
          <table:table-cell office:value-type="string">
            <text:p>irrmesh_getmesh(mesh_node)</text:p>
          </table:table-cell>
          <table:table-cell table:style-name="Default" office:value-type="string">
            <text:p>IMESH GET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mesh_setreadonlymaterials(mesh_node,readonly)</text:p>
          </table:table-cell>
          <table:table-cell office:value-type="string">
            <text:p>IMESH SET READONLY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readonly</text:p>
          </table:table-cell>
          <table:table-cell office:value-type="string">
            <text:p>=</text:p>
          </table:table-cell>
          <table:table-cell office:value-type="string">
            <text:p>irrmesh_isreadonlymaterials(mesh_node)</text:p>
          </table:table-cell>
          <table:table-cell office:value-type="string">
            <text:p>IMESH IS READONLY()</text:p>
          </table:table-cell>
          <table:table-cell table:number-columns-repeated="1020"/>
        </table:table-row>
        <table:table-row table:style-name="ro3">
          <table:table-cell office:value-type="string">
            <text:p>count</text:p>
          </table:table-cell>
          <table:table-cell office:value-type="string">
            <text:p>=</text:p>
          </table:table-cell>
          <table:table-cell office:value-type="string">
            <text:p>irrmesh_getmeshbuffercount(mesh)</text:p>
          </table:table-cell>
          <table:table-cell table:style-name="Default" office:value-type="string">
            <text:p>IMESH GET BUFFER COUNT()</text:p>
          </table:table-cell>
          <table:table-cell table:number-columns-repeated="1020"/>
        </table:table-row>
        <table:table-row table:style-name="ro3">
          <table:table-cell office:value-type="string">
            <text:p>mesh_buff</text:p>
          </table:table-cell>
          <table:table-cell office:value-type="string">
            <text:p>=</text:p>
          </table:table-cell>
          <table:table-cell office:value-type="string">
            <text:p>irrmesh_getmeshbuffer(mesh,number)</text:p>
          </table:table-cell>
          <table:table-cell office:value-type="string">
            <text:p>IMESH GET BUFFER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mesh_setmaterialflag(mesh,mat_flag,new_flag)</text:p>
          </table:table-cell>
          <table:table-cell office:value-type="string">
            <text:p>IMESH SET MATERIAL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mesh_sethardwaremappinghint(mesh,mapping_hint,buffer_type)</text:p>
          </table:table-cell>
          <table:table-cell office:value-type="string">
            <text:p>IMESH SET HARDWARE HINT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mesh_setdirty(mesh,buffer_type)</text:p>
          </table:table-cell>
          <table:table-cell office:value-type="string">
            <text:p>IMESH SET DIRTY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count</text:p>
          </table:table-cell>
          <table:table-cell office:value-type="string">
            <text:p>=</text:p>
          </table:table-cell>
          <table:table-cell office:value-type="string">
            <text:p>irramesh_getframecount(amesh)</text:p>
          </table:table-cell>
          <table:table-cell table:style-name="Default" office:value-type="string">
            <text:p>IMESH GET FRAME COUNT()</text:p>
          </table:table-cell>
          <table:table-cell table:number-columns-repeated="1020"/>
        </table:table-row>
        <table:table-row table:style-name="ro3">
          <table:table-cell office:value-type="string">
            <text:p>mesh</text:p>
          </table:table-cell>
          <table:table-cell office:value-type="string">
            <text:p>=</text:p>
          </table:table-cell>
          <table:table-cell office:value-type="string">
            <text:p>irramesh_getmesh(amesh,frame,detaillevel,startframe,endframe)</text:p>
          </table:table-cell>
          <table:table-cell table:style-name="Default" office:value-type="string">
            <text:p>IMESH GET ANIM MESH(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>
            <text:p>CAMERA function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irrcam_settarget(cam_node,x#,y#,z#)</text:p>
          </table:table-cell>
          <table:table-cell office:value-type="string">
            <text:p>ICAM TARGET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cam_setrotation(cam_node,x#,y#,z#)</text:p>
          </table:table-cell>
          <table:table-cell office:value-type="string">
            <text:p>ICAM ROTATE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cam_setupvector(cam_node,x#,y#,z#)</text:p>
          </table:table-cell>
          <table:table-cell office:value-type="string">
            <text:p>ICAM UP VECTOR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nearvalue</text:p>
          </table:table-cell>
          <table:table-cell office:value-type="string">
            <text:p>=</text:p>
          </table:table-cell>
          <table:table-cell office:value-type="string">
            <text:p>irrcam_getnearvalue(cam_node)</text:p>
          </table:table-cell>
          <table:table-cell office:value-type="string">
            <text:p>ICAM GET NEAR()</text:p>
          </table:table-cell>
          <table:table-cell table:number-columns-repeated="1020"/>
        </table:table-row>
        <table:table-row table:style-name="ro3">
          <table:table-cell office:value-type="string">
            <text:p>farvalue</text:p>
          </table:table-cell>
          <table:table-cell office:value-type="string">
            <text:p>=</text:p>
          </table:table-cell>
          <table:table-cell office:value-type="string">
            <text:p>irrcam_getfarvalue(cam_node)</text:p>
          </table:table-cell>
          <table:table-cell office:value-type="string">
            <text:p>ICAM GET FAR()</text:p>
          </table:table-cell>
          <table:table-cell table:number-columns-repeated="1020"/>
        </table:table-row>
        <table:table-row table:style-name="ro3">
          <table:table-cell office:value-type="string">
            <text:p>aspect</text:p>
          </table:table-cell>
          <table:table-cell office:value-type="string">
            <text:p>=</text:p>
          </table:table-cell>
          <table:table-cell office:value-type="string">
            <text:p>irrcam_getaspectratio(cam_node)</text:p>
          </table:table-cell>
          <table:table-cell table:style-name="Default" office:value-type="string">
            <text:p>ICAM GET ASPECT()</text:p>
          </table:table-cell>
          <table:table-cell table:number-columns-repeated="1020"/>
        </table:table-row>
        <table:table-row table:style-name="ro3">
          <table:table-cell office:value-type="string">
            <text:p>fov</text:p>
          </table:table-cell>
          <table:table-cell office:value-type="string">
            <text:p>=</text:p>
          </table:table-cell>
          <table:table-cell office:value-type="string">
            <text:p>irrcam_getfov(cam_node)</text:p>
          </table:table-cell>
          <table:table-cell office:value-type="string">
            <text:p>ICAM GET FOV()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cam_setnearvalue(cam_node,nearval#)</text:p>
          </table:table-cell>
          <table:table-cell office:value-type="string">
            <text:p>ICAM SET NEAR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cam_setfarvalue(cam_node,farvalue#)</text:p>
          </table:table-cell>
          <table:table-cell office:value-type="string">
            <text:p>ICAM SET FAR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cam_setaspectratio(cam_node,aspect#)</text:p>
          </table:table-cell>
          <table:table-cell office:value-type="string">
            <text:p>ICAM SET ASPECT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cam_setfov(cam_node,fov#)</text:p>
          </table:table-cell>
          <table:table-cell office:value-type="string">
            <text:p>ICAM SET FOV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>
            <text:p>IMAGE function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irrimg_lock(image)</text:p>
          </table:table-cell>
          <table:table-cell office:value-type="string">
            <text:p>IIMG LOCK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img_unlock(image)</text:p>
          </table:table-cell>
          <table:table-cell office:value-type="string">
            <text:p>IIMG UNLOCK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width</text:p>
          </table:table-cell>
          <table:table-cell office:value-type="string">
            <text:p>=</text:p>
          </table:table-cell>
          <table:table-cell office:value-type="string">
            <text:p>irrimg_getwidth(image)</text:p>
          </table:table-cell>
          <table:table-cell table:style-name="Default" office:value-type="string">
            <text:p>IIMG WIDTH()</text:p>
          </table:table-cell>
          <table:table-cell table:number-columns-repeated="1020"/>
        </table:table-row>
        <table:table-row table:style-name="ro3">
          <table:table-cell office:value-type="string">
            <text:p>height</text:p>
          </table:table-cell>
          <table:table-cell office:value-type="string">
            <text:p>=</text:p>
          </table:table-cell>
          <table:table-cell office:value-type="string">
            <text:p>irrimg_getheight(image)</text:p>
          </table:table-cell>
          <table:table-cell table:style-name="Default" office:value-type="string">
            <text:p>IIMG HEIGHT()</text:p>
          </table:table-cell>
          <table:table-cell table:number-columns-repeated="1020"/>
        </table:table-row>
        <table:table-row table:style-name="ro3">
          <table:table-cell office:value-type="string">
            <text:p>bits</text:p>
          </table:table-cell>
          <table:table-cell office:value-type="string">
            <text:p>=</text:p>
          </table:table-cell>
          <table:table-cell office:value-type="string">
            <text:p>irrimg_getbitsperpixel(image)</text:p>
          </table:table-cell>
          <table:table-cell table:style-name="Default" office:value-type="string">
            <text:p>IIMG PIXEL BITS()</text:p>
          </table:table-cell>
          <table:table-cell table:number-columns-repeated="1020"/>
        </table:table-row>
        <table:table-row table:style-name="ro3">
          <table:table-cell office:value-type="string">
            <text:p>bytes</text:p>
          </table:table-cell>
          <table:table-cell office:value-type="string">
            <text:p>=</text:p>
          </table:table-cell>
          <table:table-cell office:value-type="string">
            <text:p>irrimg_getbytesperpixel(image)</text:p>
          </table:table-cell>
          <table:table-cell table:style-name="Default" office:value-type="string">
            <text:p>IIMG PIXEL BYTES()</text:p>
          </table:table-cell>
          <table:table-cell table:number-columns-repeated="1020"/>
        </table:table-row>
        <table:table-row table:style-name="ro3">
          <table:table-cell office:value-type="string">
            <text:p>sizebytes</text:p>
          </table:table-cell>
          <table:table-cell office:value-type="string">
            <text:p>=</text:p>
          </table:table-cell>
          <table:table-cell office:value-type="string">
            <text:p>irrimg_getimagedatasizeinbytes(image)</text:p>
          </table:table-cell>
          <table:table-cell office:value-type="string">
            <text:p>IIMG SIZE BYTES()</text:p>
          </table:table-cell>
          <table:table-cell table:number-columns-repeated="1020"/>
        </table:table-row>
        <table:table-row table:style-name="ro3">
          <table:table-cell office:value-type="string">
            <text:p>sizepixels</text:p>
          </table:table-cell>
          <table:table-cell office:value-type="string">
            <text:p>=</text:p>
          </table:table-cell>
          <table:table-cell office:value-type="string">
            <text:p>irrimg_getimagedatasizeinpixels(image)</text:p>
          </table:table-cell>
          <table:table-cell office:value-type="string">
            <text:p>IIMG SIZE PIXELS()</text:p>
          </table:table-cell>
          <table:table-cell table:number-columns-repeated="1020"/>
        </table:table-row>
        <table:table-row table:style-name="ro3">
          <table:table-cell office:value-type="string">
            <text:p>color</text:p>
          </table:table-cell>
          <table:table-cell office:value-type="string">
            <text:p>=</text:p>
          </table:table-cell>
          <table:table-cell office:value-type="string">
            <text:p>irrimg_getpixel(image,x,y)</text:p>
          </table:table-cell>
          <table:table-cell table:style-name="Default" office:value-type="string">
            <text:p>IIMG GET PIXEL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img_setpixel(image,x,y,col,blend)</text:p>
          </table:table-cell>
          <table:table-cell office:value-type="string">
            <text:p>IIMG SET PIXEL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colformat</text:p>
          </table:table-cell>
          <table:table-cell office:value-type="string">
            <text:p>=</text:p>
          </table:table-cell>
          <table:table-cell office:value-type="string">
            <text:p>irrimg_getcolorformat(image)</text:p>
          </table:table-cell>
          <table:table-cell office:value-type="string">
            <text:p>IIMG COLOR FORMAT()</text:p>
          </table:table-cell>
          <table:table-cell table:number-columns-repeated="1020"/>
        </table:table-row>
        <table:table-row table:style-name="ro3">
          <table:table-cell office:value-type="string">
            <text:p>pitch</text:p>
          </table:table-cell>
          <table:table-cell office:value-type="string">
            <text:p>=</text:p>
          </table:table-cell>
          <table:table-cell office:value-type="string">
            <text:p>irrimg_getpitch(image)</text:p>
          </table:table-cell>
          <table:table-cell table:style-name="Default" office:value-type="string">
            <text:p>IIMG PITCH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img_copytoscaling(image,target)</text:p>
          </table:table-cell>
          <table:table-cell office:value-type="string">
            <text:p>IIMG PASTE SCALED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img_copyto(image,target,x,y)</text:p>
          </table:table-cell>
          <table:table-cell office:value-type="string">
            <text:p>IIMG PASTE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img_copytowithsource(image,target,x,y,sx1,sy1,sx2,sy2)</text:p>
          </table:table-cell>
          <table:table-cell office:value-type="string">
            <text:p>IIMG PASTE RECT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img_copytowithsourceandclip(image,target,x,y,sx1,sy1,sx2,sy2,cx1,cy1,cx2,cy2)</text:p>
          </table:table-cell>
          <table:table-cell office:value-type="string">
            <text:p>IIMG PASTE RECT CLIP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img_copytowithsourcealpha(image,target,x,y,sx1,sy1,sx2,sy2,col)</text:p>
          </table:table-cell>
          <table:table-cell office:value-type="string">
            <text:p>IIMG PASTE RECT ALPHA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img_copytowithsourceandclipalpha(image,target,x,y,sx1,sy1,sx2,sy2,col,cx1,cy1,cx2,cy2)</text:p>
          </table:table-cell>
          <table:table-cell office:value-type="string">
            <text:p>IIMG PASTE RECT CLIP ALPHA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img_copytoscalingboxfilter(image,target,bias,blend)</text:p>
          </table:table-cell>
          <table:table-cell office:value-type="string">
            <text:p>IIMG PASTE BLEND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img_fill(image,col)</text:p>
          </table:table-cell>
          <table:table-cell office:value-type="string">
            <text:p>IIMG FILL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>
            <text:p>NODE function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visible</text:p>
          </table:table-cell>
          <table:table-cell office:value-type="string">
            <text:p>=</text:p>
          </table:table-cell>
          <table:table-cell office:value-type="string">
            <text:p>irrnode_isvisible(node)</text:p>
          </table:table-cell>
          <table:table-cell table:style-name="Default" office:value-type="string">
            <text:p>INODE VISIBLE()</text:p>
          </table:table-cell>
          <table:table-cell table:number-columns-repeated="1020"/>
        </table:table-row>
        <table:table-row table:style-name="ro3">
          <table:table-cell office:value-type="string">
            <text:p>visible</text:p>
          </table:table-cell>
          <table:table-cell office:value-type="string">
            <text:p>=</text:p>
          </table:table-cell>
          <table:table-cell office:value-type="string">
            <text:p>irrnode_istrulyvisible(node)</text:p>
          </table:table-cell>
          <table:table-cell table:style-name="Default" office:value-type="string">
            <text:p>INODE TRULY VISIBLE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node_setvisible(node,visible)</text:p>
          </table:table-cell>
          <table:table-cell table:style-name="Default" office:value-type="string">
            <text:p>INODE SET VISIBLE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id</text:p>
          </table:table-cell>
          <table:table-cell office:value-type="string">
            <text:p>=</text:p>
          </table:table-cell>
          <table:table-cell office:value-type="string">
            <text:p>irrnode_getid(node)</text:p>
          </table:table-cell>
          <table:table-cell table:style-name="Default" office:value-type="string">
            <text:p>INODE ID()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node_setid(node,id)</text:p>
          </table:table-cell>
          <table:table-cell table:style-name="Default" office:value-type="string">
            <text:p>INODE SET ID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node_addchild(node,childnode)</text:p>
          </table:table-cell>
          <table:table-cell table:style-name="Default" office:value-type="string">
            <text:p>INODE ADD CHILD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lag</text:p>
          </table:table-cell>
          <table:table-cell office:value-type="string">
            <text:p>=</text:p>
          </table:table-cell>
          <table:table-cell office:value-type="string">
            <text:p>irrnode_removechild(node,childnode)</text:p>
          </table:table-cell>
          <table:table-cell table:style-name="Default" office:value-type="string">
            <text:p>INODE REMOVE CHILD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node_removeall(node)</text:p>
          </table:table-cell>
          <table:table-cell table:style-name="Default" office:value-type="string">
            <text:p>INODE REMOVE ALL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node_remove(node)</text:p>
          </table:table-cell>
          <table:table-cell table:style-name="Default" office:value-type="string">
            <text:p>INODE REMOVE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node_addanimator(node,animator)</text:p>
          </table:table-cell>
          <table:table-cell table:style-name="Default" office:value-type="string">
            <text:p>INODE ADD ANIMATOR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node_removeanimator(node,animator)</text:p>
          </table:table-cell>
          <table:table-cell table:style-name="Default" office:value-type="string">
            <text:p>INODE REMOVE ANIMATOR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node_removeanimators(node)</text:p>
          </table:table-cell>
          <table:table-cell table:style-name="Default" office:value-type="string">
            <text:p>INODE REMOVE ANIMATORS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count</text:p>
          </table:table-cell>
          <table:table-cell office:value-type="string">
            <text:p>=</text:p>
          </table:table-cell>
          <table:table-cell office:value-type="string">
            <text:p>irrnode_getmaterialcount(node)</text:p>
          </table:table-cell>
          <table:table-cell table:style-name="Default" office:value-type="string">
            <text:p>INODE MATERIAL COUNT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node_setmaterialflag(node,matflag,flag)</text:p>
          </table:table-cell>
          <table:table-cell table:style-name="Default" office:value-type="string">
            <text:p>INODE MATERIAL FLAG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node_setmaterialtexture(node,layer,texture)</text:p>
          </table:table-cell>
          <table:table-cell table:style-name="Default" office:value-type="string">
            <text:p>INODE MATERIAL TEXTURE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node_setmaterialtype(node,mattype)</text:p>
          </table:table-cell>
          <table:table-cell table:style-name="Default" office:value-type="string">
            <text:p>INODE MATERIAL TYPE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scalex#</text:p>
          </table:table-cell>
          <table:table-cell office:value-type="string">
            <text:p>=</text:p>
          </table:table-cell>
          <table:table-cell office:value-type="string">
            <text:p>irrnode_getscalex(node)</text:p>
          </table:table-cell>
          <table:table-cell table:style-name="Default" office:value-type="string">
            <text:p>INODE SCALEX()</text:p>
          </table:table-cell>
          <table:table-cell table:number-columns-repeated="1020"/>
        </table:table-row>
        <table:table-row table:style-name="ro3">
          <table:table-cell office:value-type="string">
            <text:p>scaley#</text:p>
          </table:table-cell>
          <table:table-cell office:value-type="string">
            <text:p>=</text:p>
          </table:table-cell>
          <table:table-cell office:value-type="string">
            <text:p>irrnode_getscaley(node)</text:p>
          </table:table-cell>
          <table:table-cell table:style-name="Default" office:value-type="string">
            <text:p>INODE SCALEY()</text:p>
          </table:table-cell>
          <table:table-cell table:number-columns-repeated="1020"/>
        </table:table-row>
        <table:table-row table:style-name="ro3">
          <table:table-cell office:value-type="string">
            <text:p>scalez#</text:p>
          </table:table-cell>
          <table:table-cell office:value-type="string">
            <text:p>=</text:p>
          </table:table-cell>
          <table:table-cell office:value-type="string">
            <text:p>irrnode_getscalez(node)</text:p>
          </table:table-cell>
          <table:table-cell table:style-name="Default" office:value-type="string">
            <text:p>INODE SCALEZ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node_setscale(node,x#,y#,z#)</text:p>
          </table:table-cell>
          <table:table-cell office:value-type="string">
            <text:p>INODE SCALE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rotationx#</text:p>
          </table:table-cell>
          <table:table-cell office:value-type="string">
            <text:p>=</text:p>
          </table:table-cell>
          <table:table-cell office:value-type="string">
            <text:p>irrnode_getrotationx(node)</text:p>
          </table:table-cell>
          <table:table-cell office:value-type="string">
            <text:p>INODE ROTX()</text:p>
          </table:table-cell>
          <table:table-cell table:number-columns-repeated="1020"/>
        </table:table-row>
        <table:table-row table:style-name="ro3">
          <table:table-cell office:value-type="string">
            <text:p>rotationy#</text:p>
          </table:table-cell>
          <table:table-cell office:value-type="string">
            <text:p>=</text:p>
          </table:table-cell>
          <table:table-cell office:value-type="string">
            <text:p>irrnode_getrotationy(node)</text:p>
          </table:table-cell>
          <table:table-cell office:value-type="string">
            <text:p>INODE ROTY()</text:p>
          </table:table-cell>
          <table:table-cell table:number-columns-repeated="1020"/>
        </table:table-row>
        <table:table-row table:style-name="ro3">
          <table:table-cell office:value-type="string">
            <text:p>rotationz#</text:p>
          </table:table-cell>
          <table:table-cell office:value-type="string">
            <text:p>=</text:p>
          </table:table-cell>
          <table:table-cell office:value-type="string">
            <text:p>irrnode_getrotationz(node)</text:p>
          </table:table-cell>
          <table:table-cell office:value-type="string">
            <text:p>INODE ROTZ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node_setrotation(node,x#,y#,z#)</text:p>
          </table:table-cell>
          <table:table-cell office:value-type="string">
            <text:p>INODE ROT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positionx#</text:p>
          </table:table-cell>
          <table:table-cell office:value-type="string">
            <text:p>=</text:p>
          </table:table-cell>
          <table:table-cell office:value-type="string">
            <text:p>irrnode_getpositionx(node)</text:p>
          </table:table-cell>
          <table:table-cell office:value-type="string">
            <text:p>INODE POSX()</text:p>
          </table:table-cell>
          <table:table-cell table:number-columns-repeated="1020"/>
        </table:table-row>
        <table:table-row table:style-name="ro3">
          <table:table-cell office:value-type="string">
            <text:p>positiony#</text:p>
          </table:table-cell>
          <table:table-cell office:value-type="string">
            <text:p>=</text:p>
          </table:table-cell>
          <table:table-cell office:value-type="string">
            <text:p>irrnode_getpositiony(node)</text:p>
          </table:table-cell>
          <table:table-cell office:value-type="string">
            <text:p>INODE POSY()</text:p>
          </table:table-cell>
          <table:table-cell table:number-columns-repeated="1020"/>
        </table:table-row>
        <table:table-row table:style-name="ro3">
          <table:table-cell office:value-type="string">
            <text:p>positionz#</text:p>
          </table:table-cell>
          <table:table-cell office:value-type="string">
            <text:p>=</text:p>
          </table:table-cell>
          <table:table-cell office:value-type="string">
            <text:p>irrnode_getpositionz(node)</text:p>
          </table:table-cell>
          <table:table-cell office:value-type="string">
            <text:p>INODE POSZ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node_setposition(node,x#,y#,z#)</text:p>
          </table:table-cell>
          <table:table-cell office:value-type="string">
            <text:p>INODE POS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positionx#</text:p>
          </table:table-cell>
          <table:table-cell office:value-type="string">
            <text:p>=</text:p>
          </table:table-cell>
          <table:table-cell office:value-type="string">
            <text:p>irrnode_getabsolutepositionx(node)</text:p>
          </table:table-cell>
          <table:table-cell office:value-type="string">
            <text:p>INODE ABS POSX()</text:p>
          </table:table-cell>
          <table:table-cell table:number-columns-repeated="1020"/>
        </table:table-row>
        <table:table-row table:style-name="ro3">
          <table:table-cell office:value-type="string">
            <text:p>positiony#</text:p>
          </table:table-cell>
          <table:table-cell office:value-type="string">
            <text:p>=</text:p>
          </table:table-cell>
          <table:table-cell office:value-type="string">
            <text:p>irrnode_getabsolutepositiony(node)</text:p>
          </table:table-cell>
          <table:table-cell office:value-type="string">
            <text:p>INODE ABS POSY()</text:p>
          </table:table-cell>
          <table:table-cell table:number-columns-repeated="1020"/>
        </table:table-row>
        <table:table-row table:style-name="ro3">
          <table:table-cell office:value-type="string">
            <text:p>positionz#</text:p>
          </table:table-cell>
          <table:table-cell office:value-type="string">
            <text:p>=</text:p>
          </table:table-cell>
          <table:table-cell office:value-type="string">
            <text:p>irrnode_getabsolutepositionz(node)</text:p>
          </table:table-cell>
          <table:table-cell office:value-type="string">
            <text:p>INODE ABS POSZ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node_setautomaticculling(node,state)</text:p>
          </table:table-cell>
          <table:table-cell table:style-name="Default" office:value-type="string">
            <text:p>INODE SET CULL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state</text:p>
          </table:table-cell>
          <table:table-cell office:value-type="string">
            <text:p>=</text:p>
          </table:table-cell>
          <table:table-cell office:value-type="string">
            <text:p>irrnode_getautomaticculling(node)</text:p>
          </table:table-cell>
          <table:table-cell table:style-name="Default" office:value-type="string">
            <text:p>INODE CULL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node_setdebugdatavisible(node,state)</text:p>
          </table:table-cell>
          <table:table-cell table:style-name="Default" office:value-type="string">
            <text:p>INODE SET DEBUG VISIBLE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state</text:p>
          </table:table-cell>
          <table:table-cell office:value-type="string">
            <text:p>=</text:p>
          </table:table-cell>
          <table:table-cell office:value-type="string">
            <text:p>irrnode_isdebugdatavisible(node)</text:p>
          </table:table-cell>
          <table:table-cell table:style-name="Default" office:value-type="string">
            <text:p>INODE DEBUG VISIBLE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node_setparent(node,parentnode)</text:p>
          </table:table-cell>
          <table:table-cell table:style-name="Default" office:value-type="string">
            <text:p>INODE SET PARENT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parentnode</text:p>
          </table:table-cell>
          <table:table-cell office:value-type="string">
            <text:p>=</text:p>
          </table:table-cell>
          <table:table-cell office:value-type="string">
            <text:p>irrnode_getparent(node)</text:p>
          </table:table-cell>
          <table:table-cell office:value-type="string">
            <text:p>INODE PARENT(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>
            <text:p>VIDEO function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irrvid_beginscene(backbuffer,zbuffer,col)</text:p>
          </table:table-cell>
          <table:table-cell office:value-type="string">
            <text:p>IVID BEGIN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endscene()</text:p>
          </table:table-cell>
          <table:table-cell office:value-type="string">
            <text:p>IVID END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setmaterial(material)</text:p>
          </table:table-cell>
          <table:table-cell office:value-type="string">
            <text:p>IVID MATERIAL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texture</text:p>
          </table:table-cell>
          <table:table-cell office:value-type="string">
            <text:p>=</text:p>
          </table:table-cell>
          <table:table-cell office:value-type="string">
            <text:p>irrvid_gettexture(file$)</text:p>
          </table:table-cell>
          <table:table-cell table:style-name="Default" office:value-type="string">
            <text:p>IVID GET TEXTURE()</text:p>
          </table:table-cell>
          <table:table-cell table:number-columns-repeated="1020"/>
        </table:table-row>
        <table:table-row table:style-name="ro3">
          <table:table-cell office:value-type="string">
            <text:p>texture</text:p>
          </table:table-cell>
          <table:table-cell office:value-type="string">
            <text:p>=</text:p>
          </table:table-cell>
          <table:table-cell office:value-type="string">
            <text:p>irrvid_gettexturefromid(index)</text:p>
          </table:table-cell>
          <table:table-cell table:style-name="Default" office:value-type="string">
            <text:p>IVID GET ID TEXTURE()</text:p>
          </table:table-cell>
          <table:table-cell table:number-columns-repeated="1020"/>
        </table:table-row>
        <table:table-row table:style-name="ro3">
          <table:table-cell office:value-type="string">
            <text:p>count</text:p>
          </table:table-cell>
          <table:table-cell office:value-type="string">
            <text:p>=</text:p>
          </table:table-cell>
          <table:table-cell office:value-type="string">
            <text:p>irrvid_gettexturecount()</text:p>
          </table:table-cell>
          <table:table-cell table:style-name="Default" office:value-type="string">
            <text:p>IVID GET TEXTURE COUNT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vid_renametexture(texture,name$)</text:p>
          </table:table-cell>
          <table:table-cell table:style-name="Default" office:value-type="string">
            <text:p>IVID RENAME TEXTURE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texture</text:p>
          </table:table-cell>
          <table:table-cell office:value-type="string">
            <text:p>=</text:p>
          </table:table-cell>
          <table:table-cell office:value-type="string">
            <text:p>irrvid_addtexture(width,height,name$)</text:p>
          </table:table-cell>
          <table:table-cell table:style-name="Default" office:value-type="string">
            <text:p>IVID NEW TEXTURE()</text:p>
          </table:table-cell>
          <table:table-cell table:number-columns-repeated="1020"/>
        </table:table-row>
        <table:table-row table:style-name="ro3">
          <table:table-cell office:value-type="string">
            <text:p>texture</text:p>
          </table:table-cell>
          <table:table-cell office:value-type="string">
            <text:p>=</text:p>
          </table:table-cell>
          <table:table-cell office:value-type="string">
            <text:p>irrvid_addtexturefromimage(name$,image)</text:p>
          </table:table-cell>
          <table:table-cell table:style-name="Default" office:value-type="string">
            <text:p>IVID IMAGE TEXTURE()</text:p>
          </table:table-cell>
          <table:table-cell table:number-columns-repeated="1020"/>
        </table:table-row>
        <table:table-row table:style-name="ro3">
          <table:table-cell office:value-type="string">
            <text:p>texture</text:p>
          </table:table-cell>
          <table:table-cell office:value-type="string">
            <text:p>=</text:p>
          </table:table-cell>
          <table:table-cell office:value-type="string">
            <text:p>irrvid_addrendertargettexture(width,height)</text:p>
          </table:table-cell>
          <table:table-cell table:style-name="Default" office:value-type="string">
            <text:p>IVID RENDER TEXTURE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vid_removetexture(texture)</text:p>
          </table:table-cell>
          <table:table-cell office:value-type="string">
            <text:p>IVID REMOVE TEXTURE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removealltextures()</text:p>
          </table:table-cell>
          <table:table-cell office:value-type="string">
            <text:p>IVID REMOVE ALL TEXTURES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removehardwarebuffer(meshbuffer)</text:p>
          </table:table-cell>
          <table:table-cell office:value-type="string">
            <text:p>IVID REMOVE MESH BUFFER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removeallhardwarebuffers()</text:p>
          </table:table-cell>
          <table:table-cell office:value-type="string">
            <text:p>IVID REMOVE ALL MESH BUFFERS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makecolorkeytexture(texture,col)</text:p>
          </table:table-cell>
          <table:table-cell office:value-type="string">
            <text:p>IVID TEXTURE COLOR KEY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makecolorkeytexturefrompixel(texture,x,y)</text:p>
          </table:table-cell>
          <table:table-cell office:value-type="string">
            <text:p>IVID TEXTURE COLOR KEY PIXEL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makenormalmaptexture(texture,amplitude#)</text:p>
          </table:table-cell>
          <table:table-cell office:value-type="string">
            <text:p>IVID TEXTURE NORMAL MAP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lag</text:p>
          </table:table-cell>
          <table:table-cell office:value-type="string">
            <text:p>=</text:p>
          </table:table-cell>
          <table:table-cell office:value-type="string">
            <text:p>irrvid_setrendertarget(texture,backbuffer,zbuffer,col)</text:p>
          </table:table-cell>
          <table:table-cell table:style-name="Default" office:value-type="string">
            <text:p>IVID SET RENDER TARGET()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setviewport(x1,y1,x2,y2)</text:p>
          </table:table-cell>
          <table:table-cell office:value-type="string">
            <text:p>IVID VIEWPORT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draw3dline(x1,y1,x2,y2,x3,y3,col)</text:p>
          </table:table-cell>
          <table:table-cell office:value-type="string">
            <text:p>IVID LINE 3D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draw2dimage(texture,x,y)</text:p>
          </table:table-cell>
          <table:table-cell office:value-type="string">
            <text:p>IVID PASTE IMAGE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draw2drectangle(x1,y1,x2,y2,col)</text:p>
          </table:table-cell>
          <table:table-cell office:value-type="string">
            <text:p>IVID RECT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draw2drectangleoutline(x1,y1,x2,y2,col)</text:p>
          </table:table-cell>
          <table:table-cell office:value-type="string">
            <text:p>IVID RECTO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draw2dline(x1,y1,x2,y2,col)</text:p>
          </table:table-cell>
          <table:table-cell office:value-type="string">
            <text:p>IVID LINE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drawpixel(x,y,col)</text:p>
          </table:table-cell>
          <table:table-cell office:value-type="string">
            <text:p>IVID PIXEL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draw2dpolygon(cx,cy,radius#,col,vcount)</text:p>
          </table:table-cell>
          <table:table-cell office:value-type="string">
            <text:p>IVID POLYGON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drawmeshbuffer(meshbuffer)</text:p>
          </table:table-cell>
          <table:table-cell office:value-type="string">
            <text:p>IVID MESH BUFFER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setfog(col,fogtype,start#,end#,density#,pixelfog,rangefog)</text:p>
          </table:table-cell>
          <table:table-cell office:value-type="string">
            <text:p>IVID FOG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ormat</text:p>
          </table:table-cell>
          <table:table-cell office:value-type="string">
            <text:p>=</text:p>
          </table:table-cell>
          <table:table-cell office:value-type="string">
            <text:p>irrvid_getcolorformat()</text:p>
          </table:table-cell>
          <table:table-cell table:style-name="Default" office:value-type="string">
            <text:p>IVID GET COLOR FORMAT()</text:p>
          </table:table-cell>
          <table:table-cell table:number-columns-repeated="1020"/>
        </table:table-row>
        <table:table-row table:style-name="ro3">
          <table:table-cell office:value-type="string">
            <text:p>width</text:p>
          </table:table-cell>
          <table:table-cell office:value-type="string">
            <text:p>=</text:p>
          </table:table-cell>
          <table:table-cell office:value-type="string">
            <text:p>irrvid_getscreensizex()</text:p>
          </table:table-cell>
          <table:table-cell table:style-name="Default" office:value-type="string">
            <text:p>IVID SCREENX()</text:p>
          </table:table-cell>
          <table:table-cell table:number-columns-repeated="1020"/>
        </table:table-row>
        <table:table-row table:style-name="ro3">
          <table:table-cell office:value-type="string">
            <text:p>height</text:p>
          </table:table-cell>
          <table:table-cell office:value-type="string">
            <text:p>=</text:p>
          </table:table-cell>
          <table:table-cell office:value-type="string">
            <text:p>irrvid_getscreensizey()</text:p>
          </table:table-cell>
          <table:table-cell table:style-name="Default" office:value-type="string">
            <text:p>IVID SCREENY()</text:p>
          </table:table-cell>
          <table:table-cell table:number-columns-repeated="1020"/>
        </table:table-row>
        <table:table-row table:style-name="ro3">
          <table:table-cell office:value-type="string">
            <text:p>width</text:p>
          </table:table-cell>
          <table:table-cell office:value-type="string">
            <text:p>=</text:p>
          </table:table-cell>
          <table:table-cell office:value-type="string">
            <text:p>irrvid_getrendertargetsizex()</text:p>
          </table:table-cell>
          <table:table-cell table:style-name="Default" office:value-type="string">
            <text:p>IVID RENDER TARGETX()</text:p>
          </table:table-cell>
          <table:table-cell table:number-columns-repeated="1020"/>
        </table:table-row>
        <table:table-row table:style-name="ro3">
          <table:table-cell office:value-type="string">
            <text:p>height</text:p>
          </table:table-cell>
          <table:table-cell office:value-type="string">
            <text:p>=</text:p>
          </table:table-cell>
          <table:table-cell office:value-type="string">
            <text:p>irrvid_getrendertargetsizey()</text:p>
          </table:table-cell>
          <table:table-cell table:style-name="Default" office:value-type="string">
            <text:p>IVID RENDER TARGETY()</text:p>
          </table:table-cell>
          <table:table-cell table:number-columns-repeated="1020"/>
        </table:table-row>
        <table:table-row table:style-name="ro3">
          <table:table-cell office:value-type="string">
            <text:p>fpscount</text:p>
          </table:table-cell>
          <table:table-cell office:value-type="string">
            <text:p>=</text:p>
          </table:table-cell>
          <table:table-cell office:value-type="string">
            <text:p>irrvid_getfps()</text:p>
          </table:table-cell>
          <table:table-cell office:value-type="string">
            <text:p>IVID FPS()</text:p>
          </table:table-cell>
          <table:table-cell table:number-columns-repeated="1020"/>
        </table:table-row>
        <table:table-row table:style-name="ro3">
          <table:table-cell office:value-type="string">
            <text:p>primcount</text:p>
          </table:table-cell>
          <table:table-cell office:value-type="string">
            <text:p>=</text:p>
          </table:table-cell>
          <table:table-cell office:value-type="string">
            <text:p>irrvid_getprimitivecountdrawn(mode)</text:p>
          </table:table-cell>
          <table:table-cell office:value-type="string">
            <text:p>IVID PRIMITIVE COUNT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vid_deletealldynamiclights()</text:p>
          </table:table-cell>
          <table:table-cell table:style-name="Default" office:value-type="string">
            <text:p>IVID DELETE ALL DLIGHTS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index</text:p>
          </table:table-cell>
          <table:table-cell office:value-type="string">
            <text:p>=</text:p>
          </table:table-cell>
          <table:table-cell office:value-type="string">
            <text:p>irrvid_adddynamiclight(dlight)</text:p>
          </table:table-cell>
          <table:table-cell table:style-name="Default" office:value-type="string">
            <text:p>IVID ADD DLIGHT()</text:p>
          </table:table-cell>
          <table:table-cell table:number-columns-repeated="1020"/>
        </table:table-row>
        <table:table-row table:style-name="ro3">
          <table:table-cell office:value-type="string">
            <text:p>maxdlights</text:p>
          </table:table-cell>
          <table:table-cell office:value-type="string">
            <text:p>=</text:p>
          </table:table-cell>
          <table:table-cell office:value-type="string">
            <text:p>irrvid_getmaxdynamiclights()</text:p>
          </table:table-cell>
          <table:table-cell office:value-type="string">
            <text:p>IVID MAX DLIGHTS()</text:p>
          </table:table-cell>
          <table:table-cell table:number-columns-repeated="1020"/>
        </table:table-row>
        <table:table-row table:style-name="ro3">
          <table:table-cell office:value-type="string">
            <text:p>lightcount</text:p>
          </table:table-cell>
          <table:table-cell office:value-type="string">
            <text:p>=</text:p>
          </table:table-cell>
          <table:table-cell office:value-type="string">
            <text:p>irrvid_getdynamiclightcount()</text:p>
          </table:table-cell>
          <table:table-cell office:value-type="string">
            <text:p>IVID DLIGHT COUNT()</text:p>
          </table:table-cell>
          <table:table-cell table:number-columns-repeated="1020"/>
        </table:table-row>
        <table:table-row table:style-name="ro3">
          <table:table-cell office:value-type="string">
            <text:p>dlight</text:p>
          </table:table-cell>
          <table:table-cell office:value-type="string">
            <text:p>=</text:p>
          </table:table-cell>
          <table:table-cell office:value-type="string">
            <text:p>irrvid_getdynamiclight(index)</text:p>
          </table:table-cell>
          <table:table-cell table:style-name="Default" office:value-type="string">
            <text:p>IVID GET DLIGHT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vid_turnlighton(index,onflag)</text:p>
          </table:table-cell>
          <table:table-cell table:style-name="Default" office:value-type="string">
            <text:p>IVID DLIGHT ON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rrvid_settexturecreationflag(textureflag,enabled)</text:p>
          </table:table-cell>
          <table:table-cell table:style-name="Default" office:value-type="string">
            <text:p>IVID TEXTURE CREATION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flag</text:p>
          </table:table-cell>
          <table:table-cell office:value-type="string">
            <text:p>=</text:p>
          </table:table-cell>
          <table:table-cell office:value-type="string">
            <text:p>irrvid_gettexturecreationflag(textureflag)</text:p>
          </table:table-cell>
          <table:table-cell table:style-name="Default" office:value-type="string">
            <text:p>IVID GET TEXTURE CREATION()</text:p>
          </table:table-cell>
          <table:table-cell table:number-columns-repeated="1020"/>
        </table:table-row>
        <table:table-row table:style-name="ro3">
          <table:table-cell office:value-type="string">
            <text:p>image</text:p>
          </table:table-cell>
          <table:table-cell office:value-type="string">
            <text:p>=</text:p>
          </table:table-cell>
          <table:table-cell office:value-type="string">
            <text:p>irrvid_createimagefromfile(file)</text:p>
          </table:table-cell>
          <table:table-cell table:style-name="Default" office:value-type="string">
            <text:p>IVID GET IMAGE()</text:p>
          </table:table-cell>
          <table:table-cell table:number-columns-repeated="1020"/>
        </table:table-row>
        <table:table-row table:style-name="ro3">
          <table:table-cell office:value-type="string">
            <text:p>image</text:p>
          </table:table-cell>
          <table:table-cell office:value-type="string">
            <text:p>=</text:p>
          </table:table-cell>
          <table:table-cell office:value-type="string">
            <text:p>irrvid_createimage(format,width,height)</text:p>
          </table:table-cell>
          <table:table-cell table:style-name="Default" office:value-type="string">
            <text:p>IVID NEW IMAGE()</text:p>
          </table:table-cell>
          <table:table-cell table:number-columns-repeated="1020"/>
        </table:table-row>
        <table:table-row table:style-name="ro3">
          <table:table-cell office:value-type="string">
            <text:p>image</text:p>
          </table:table-cell>
          <table:table-cell office:value-type="string">
            <text:p>=</text:p>
          </table:table-cell>
          <table:table-cell office:value-type="string">
            <text:p>irrvid_createimagecopy(format,imagetocopy)</text:p>
          </table:table-cell>
          <table:table-cell table:style-name="Default" office:value-type="string">
            <text:p>IVID NEW IMAGE COPY()</text:p>
          </table:table-cell>
          <table:table-cell table:number-columns-repeated="1020"/>
        </table:table-row>
        <table:table-row table:style-name="ro3">
          <table:table-cell office:value-type="string">
            <text:p>image</text:p>
          </table:table-cell>
          <table:table-cell office:value-type="string">
            <text:p>=</text:p>
          </table:table-cell>
          <table:table-cell office:value-type="string">
            <text:p>irrvid_creatimagefromimage(image,posx,posy,width,height)</text:p>
          </table:table-cell>
          <table:table-cell table:style-name="Default" office:value-type="string">
            <text:p>IVID NEW IMAGE COPY RECT()</text:p>
          </table:table-cell>
          <table:table-cell table:number-columns-repeated="1020"/>
        </table:table-row>
        <table:table-row table:style-name="ro3">
          <table:table-cell office:value-type="string">
            <text:p>image</text:p>
          </table:table-cell>
          <table:table-cell office:value-type="string">
            <text:p>=</text:p>
          </table:table-cell>
          <table:table-cell office:value-type="string">
            <text:p>irrvid_creatimagefromtexture(texture,posx,posy,width,height)</text:p>
          </table:table-cell>
          <table:table-cell table:style-name="Default" office:value-type="string">
            <text:p>IVID NEW IMAGE TEXTURE RECT(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rrvid_clearzbuffer()</text:p>
          </table:table-cell>
          <table:table-cell table:style-name="Default" office:value-type="string">
            <text:p>IVID CLEAR ZBUFFER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>
            <text:p>image</text:p>
          </table:table-cell>
          <table:table-cell office:value-type="string">
            <text:p>=</text:p>
          </table:table-cell>
          <table:table-cell office:value-type="string">
            <text:p>irrvid_createscreenshot()</text:p>
          </table:table-cell>
          <table:table-cell table:style-name="Default" office:value-type="string">
            <text:p>IVID SCREEN SHOT()</text:p>
          </table:table-cell>
          <table:table-cell table:number-columns-repeated="1020"/>
        </table:table-row>
        <table:table-row table:style-name="ro3"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string">
            <text:p>irrvid_getmaxtexturesize()</text:p>
          </table:table-cell>
          <table:table-cell table:style-name="Default" office:value-type="string">
            <text:p>IVID MAX TEXTURE SIZE(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>
            <text:p>LIGHT function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>
            <text:p>irrlight_setradius(lightnode,radius#)</text:p>
          </table:table-cell>
          <table:table-cell office:value-type="string">
            <text:p>ILIGHT SET RADIUS</text:p>
          </table:table-cell>
          <table:table-cell table:number-columns-repeated="1020"/>
        </table:table-row>
        <table:table-row table:style-name="ro3">
          <table:table-cell office:value-type="string">
            <text:p>radius#</text:p>
          </table:table-cell>
          <table:table-cell office:value-type="string">
            <text:p>=</text:p>
          </table:table-cell>
          <table:table-cell table:style-name="ce4" office:value-type="string">
            <text:p>irrlight_getradius(lightnode)</text:p>
          </table:table-cell>
          <table:table-cell office:value-type="string">
            <text:p>ILIGHT GET RADIUS()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" office:value-type="string">
            <text:p>irrlight_settype(lightnode,type)</text:p>
          </table:table-cell>
          <table:table-cell office:value-type="string">
            <text:p>ILIGHT SET TYPE</text:p>
          </table:table-cell>
          <table:table-cell table:number-columns-repeated="1020"/>
        </table:table-row>
        <table:table-row table:style-name="ro3">
          <table:table-cell office:value-type="string">
            <text:p>type</text:p>
          </table:table-cell>
          <table:table-cell office:value-type="string">
            <text:p>=</text:p>
          </table:table-cell>
          <table:table-cell table:style-name="ce4" office:value-type="string">
            <text:p>irrlight_gettype(lightnode)</text:p>
          </table:table-cell>
          <table:table-cell office:value-type="string">
            <text:p>ILIGHT GET TYPE()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" office:value-type="string">
            <text:p>irrlight_castshadow(lightnode,enable)</text:p>
          </table:table-cell>
          <table:table-cell office:value-type="string">
            <text:p>ILIGHT SET SHADOW</text:p>
          </table:table-cell>
          <table:table-cell table:number-columns-repeated="1020"/>
        </table:table-row>
        <table:table-row table:style-name="ro3">
          <table:table-cell office:value-type="string">
            <text:p>enabled</text:p>
          </table:table-cell>
          <table:table-cell office:value-type="string">
            <text:p>=</text:p>
          </table:table-cell>
          <table:table-cell table:style-name="ce4" office:value-type="string">
            <text:p>irrlight_getcastshadow(lightnode)</text:p>
          </table:table-cell>
          <table:table-cell office:value-type="string">
            <text:p>ILIGHT GET SHADOW(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>
            <text:p>BILLBOARD functions</text:p>
          </table:table-cell>
          <table:table-cell table:number-columns-repeated="1023"/>
        </table:table-row>
        <table:table-row table:style-name="ro3" table:number-rows-repeated="10483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Console" svg:font-family="'Lucida Console'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10/08/2012</text:date>, <text:time>11:4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10T11:44:25.28</dc:date>
    <meta:generator>OpenOffice.org/3.4$Win32 OpenOffice.org_project/340m1$Build-9590</meta:generator>
    <meta:editing-duration>PT4H34M49S</meta:editing-duration>
    <meta:editing-cycles>3</meta:editing-cycles>
    <meta:document-statistic meta:table-count="3" meta:cell-count="581" meta:object-count="0"/>
  </office:meta>
</office:document-meta>
</file>